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ccccc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ce18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ffff00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00a933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222222" style:text-align-source="fix" style:repeat-content="false" style:vertical-align="middle"/>
      <style:paragraph-properties fo:text-align="start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00"/>
    </style:style>
    <style:style style:name="T2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ff00"/>
    </style:style>
    <style:style style:name="T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ff00"/>
    </style:style>
    <style:style style:name="T6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8" style:family="text">
      <style:text-properties style:language-complex="hi" style:country-complex="IN" fo:color="#ff8000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ffff00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ff8000"/>
    </style:style>
    <style:style style:name="T11" style:family="text">
      <style:text-properties fo:font-size="16pt" fo:color="#ff8000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6pt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ffff00"/>
    </style:style>
    <style:style style:name="T13" style:family="text">
      <style:text-properties fo:color="#00a933"/>
    </style:style>
    <style:style style:name="T14" style:family="text">
      <style:text-properties fo:color="#ff8000"/>
    </style:style>
    <style:style style:name="T15" style:family="text">
      <style:text-properties style:font-name-asian="Noto Sans CJK SC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16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00a933"/>
    </style:style>
    <style:style style:name="T19" style:family="text">
      <style:text-properties fo:color="#c9211e"/>
    </style:style>
    <style:style style:name="T20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ffff00"/>
    </style:style>
    <style:style style:name="T22" style:family="text">
      <style:text-properties fo:color="#f10d0c"/>
    </style:style>
    <style:style style:name="T2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2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language-complex="hi" style:country-complex="IN" style:font-name-asian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50938a"/>
    </style:style>
    <style:style style:name="T2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50938a"/>
    </style:style>
    <style:style style:name="T26" style:family="text">
      <style:text-properties fo:font-size="16pt" fo:color="#50938a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7" style:family="text">
      <style:text-properties fo:font-size="16pt" style:language-complex="hi" style:country-complex="IN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ffff00"/>
    </style:style>
    <style:style style:name="T28" style:family="text">
      <style:text-properties fo:color="#50938a"/>
    </style:style>
    <style:style style:name="T29" style:family="text">
      <style:text-properties style:font-name-asian="Noto Sans CJK SC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50938a"/>
    </style:style>
  </office:automatic-styles>
  <office:body>
    <office:spreadsheet>
      <table:calculation-settings table:automatic-find-labels="false" table:use-regular-expressions="false" table:use-wildcards="true"/>
      <table:table table:name="(pp) altgr 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<text:span text:style-name="T1">–</text:span>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/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<text:span text:style-name="T1">…</text:span></text:p>
            <text:p><text:span text:style-name="T4">▲</text:span></text:p>
          </table:table-cell>
          <table:table-cell table:style-name="ce3" office:value-type="string" calcext:value-type="string">
            <text:p>/ ?</text:p>
            <text:p><text:span text:style-name="T1">¿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1">’</text:span>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fnsymbols-altgrf12 fnsymbols-pinef12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<text:span text:style-name="T7">F1</text:span></text:p>
            <text:p><text:span text:style-name="T8">| </text:span><text:span text:style-name="T9">¡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10">F2</text:span></text:p>
            <text:p><text:span text:style-name="T7">\</text:span></text:p>
          </table:table-cell>
          <table:table-cell table:style-name="ce3" office:value-type="string" calcext:value-type="string">
            <text:p>3 #</text:p>
            <text:p><text:span text:style-name="T7">F3</text:span></text:p>
            <text:p><text:span text:style-name="T7">£</text:span></text:p>
          </table:table-cell>
          <table:table-cell table:style-name="ce3" office:value-type="string" calcext:value-type="string">
            <text:p>4 $</text:p>
            <text:p><text:span text:style-name="T7">F4</text:span></text:p>
            <text:p><text:span text:style-name="T7">€</text:span></text:p>
          </table:table-cell>
          <table:table-cell table:style-name="ce3" office:value-type="string" calcext:value-type="string">
            <text:p>5 %</text:p>
            <text:p><text:span text:style-name="T7">F5</text:span></text:p>
            <text:p><text:span text:style-name="T7">~</text:span></text:p>
          </table:table-cell>
          <table:table-cell table:style-name="ce3" office:value-type="string" calcext:value-type="string">
            <text:p>6 ^</text:p>
            <text:p><text:span text:style-name="T7">F6</text:span></text:p>
            <text:p><text:span text:style-name="T7">`</text:span></text:p>
          </table:table-cell>
          <table:table-cell table:style-name="ce3" office:value-type="string" calcext:value-type="string">
            <text:p>7 &amp;</text:p>
            <text:p><text:span text:style-name="T7">F7</text:span></text:p>
            <text:p><text:span text:style-name="T11">- </text:span><text:span text:style-name="T12">–</text:span></text:p>
          </table:table-cell>
          <table:table-cell table:style-name="ce3" office:value-type="string" calcext:value-type="string">
            <text:p>8 *</text:p>
            <text:p><text:span text:style-name="T7">F8</text:span></text:p>
            <text:p><text:span text:style-name="T7">=</text:span></text:p>
          </table:table-cell>
          <table:table-cell table:style-name="ce3" office:value-type="string" calcext:value-type="string">
            <text:p>9 (</text:p>
            <text:p><text:span text:style-name="T7">F9</text:span></text:p>
            <text:p><text:span text:style-name="T7">_</text:span></text:p>
          </table:table-cell>
          <table:table-cell table:style-name="ce3" office:value-type="string" calcext:value-type="string">
            <text:p>0 )</text:p>
            <text:p><text:span text:style-name="T7">F10</text:span></text:p>
            <text:p><text:span text:style-name="T7">+</text:span>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/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<text:span text:style-name="T1">…</text:span></text:p>
            <text:p><text:span text:style-name="T4">▲</text:span></text:p>
          </table:table-cell>
          <table:table-cell table:style-name="ce3" office:value-type="string" calcext:value-type="string">
            <text:p>/ ?</text:p>
            <text:p><text:span text:style-name="T1">¿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1">’</text:span>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simple-altgr de-simpl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<text:span text:style-name="T1">–</text:span>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3">Z</text:span>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<text:span text:style-name="T1">/ ?</text:span></text:p>
            <text:p/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3">Y</text:span>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<text:span text:style-name="T13">;</text:span></text:p>
            <text:p><text:span text:style-name="T14">&lt;</text:span></text:p>
            <text:p>Home</text:p>
          </table:table-cell>
          <table:table-cell table:style-name="ce3" office:value-type="string" calcext:value-type="string">
            <text:p>. <text:span text:style-name="T13">:</text:span></text:p>
            <text:p><text:span text:style-name="T14">&gt;</text:span><text:span text:style-name="T1"> …</text:span></text:p>
            <text:p><text:span text:style-name="T4">▲</text:span></text:p>
          </table:table-cell>
          <table:table-cell table:style-name="ce3" office:value-type="string" calcext:value-type="string">
            <text:p><text:span text:style-name="T13">- _</text:span></text:p>
            <text:p><text:span text:style-name="T9">– </text:span><text:span text:style-name="T1">¿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1">’</text:span>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altgr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6">"</text:span></text:p>
            <text:p><text:span text:style-name="T17">\ </text:span><text:span text:style-name="T18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9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9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4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@</text:span>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3">€</text:span> 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5">Z</text:span></text:p>
            <text:p><text:span text:style-name="T9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<text:span text:style-name="T13"># '</text:span></text:p>
            <text:p><text:span text:style-name="T9">’</text:span></text:p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5">Y</text:span></text:p>
            <text:p><text:span text:style-name="T9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<text:span text:style-name="T13">;</text:span></text:p>
            <text:p><text:span text:style-name="T14">&lt;</text:span></text:p>
            <text:p>Home</text:p>
          </table:table-cell>
          <table:table-cell table:style-name="ce3" office:value-type="string" calcext:value-type="string">
            <text:p>. <text:span text:style-name="T13">:</text:span></text:p>
            <text:p><text:span text:style-name="T14">&gt;</text:span><text:span text:style-name="T1"> …</text:span></text:p>
            <text:p><text:span text:style-name="T4">▲</text:span></text:p>
          </table:table-cell>
          <table:table-cell table:style-name="ce3" office:value-type="string" calcext:value-type="string">
            <text:p><text:span text:style-name="T13">- _</text:span></text:p>
            <text:p><text:span text:style-name="T1">+ –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<text:span text:style-name="T1">Ä</text:span></text:p>
            <text:p/>
            <text:p><text:span text:style-name="T4">◄</text:span></text:p>
          </table:table-cell>
          <table:table-cell table:style-name="ce3" office:value-type="string" calcext:value-type="string">
            <text:p><text:span text:style-name="T1">Ö</text:span></text:p>
            <text:p/>
            <text:p><text:span text:style-name="T4">▼</text:span></text:p>
          </table:table-cell>
          <table:table-cell table:style-name="ce3" office:value-type="string" calcext:value-type="string">
            <text:p><text:span text:style-name="T1">Ü</text:span>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6">"</text:span></text:p>
            <text:p><text:span text:style-name="T17">\ </text:span><text:span text:style-name="T18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9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9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4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1">F12</text:span></text:p>
            <text:p>Del</text:p>
          </table:table-cell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@</text:span>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3">€</text:span> 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5">Z</text:span></text:p>
            <text:p><text:span text:style-name="T9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<text:span text:style-name="T13"># '</text:span></text:p>
            <text:p><text:span text:style-name="T9">’</text:span></text:p>
            <text:p><text:span text:style-name="T6">Insert</text:span></text:p>
          </table:table-cell>
          <table:covered-table-cell table:style-name="ce3"/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5">Y</text:span></text:p>
            <text:p><text:span text:style-name="T9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<text:span text:style-name="T13">;</text:span></text:p>
            <text:p><text:span text:style-name="T14">&lt;</text:span></text:p>
            <text:p>Home</text:p>
          </table:table-cell>
          <table:table-cell table:style-name="ce3" office:value-type="string" calcext:value-type="string">
            <text:p>. <text:span text:style-name="T13">:</text:span></text:p>
            <text:p><text:span text:style-name="T14">&gt;</text:span><text:span text:style-name="T1"> …</text:span></text:p>
            <text:p><text:span text:style-name="T4">▲</text:span></text:p>
          </table:table-cell>
          <table:table-cell table:style-name="ce3" office:value-type="string" calcext:value-type="string">
            <text:p><text:span text:style-name="T13">- _</text:span></text:p>
            <text:p><text:span text:style-name="T1">+ –</text:span></text:p>
            <text:p>End</text:p>
          </table:table-cell>
          <table:table-cell table:style-name="ce8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18" office:value-type="string" calcext:value-type="string">
            <text:p>ẞ</text:p>
          </table:table-cell>
          <table:table-cell table:style-name="ce3" office:value-type="string" calcext:value-type="string">
            <text:p><text:span text:style-name="T1">Ä</text:span></text:p>
            <text:p/>
            <text:p><text:span text:style-name="T4">◄</text:span></text:p>
          </table:table-cell>
          <table:table-cell table:style-name="ce3" office:value-type="string" calcext:value-type="string">
            <text:p><text:span text:style-name="T1">Ö</text:span></text:p>
            <text:p/>
            <text:p><text:span text:style-name="T4">▼</text:span></text:p>
          </table:table-cell>
          <table:table-cell table:style-name="ce3" office:value-type="string" calcext:value-type="string">
            <text:p><text:span text:style-name="T1">Ü</text:span></text:p>
            <text:p/>
            <text:p><text:span text:style-name="T4">►</text:span></text:p>
            <text:p/>
            <text:p/>
          </table:table-cell>
          <table:table-cell table:style-name="ce8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Regular</text:p>
            <text:p>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1013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fault-de-sprinkles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/>
            <text:p><text:span text:style-name="T6">Del</text:span>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  <text:p><text:span text:style-name="T1">F11</text:span></text:p>
          </table:table-cell>
          <table:table-cell table:style-name="ce3" office:value-type="string" calcext:value-type="string">
            <text:p>W</text:p>
            <text:p><text:span text:style-name="T1">F12</text:span>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6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usrspc) extended-simple" table:style-name="ta2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<text:span text:style-name="T14">| </text:span></text:p>
            <text:p><text:span text:style-name="T14">F1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20">\</text:span></text:p>
            <text:p><text:span text:style-name="T20">F2</text:span></text:p>
          </table:table-cell>
          <table:table-cell table:style-name="ce3" office:value-type="string" calcext:value-type="string">
            <text:p>3 #</text:p>
            <text:p><text:span text:style-name="T14">£</text:span></text:p>
            <text:p><text:span text:style-name="T14">F3</text:span></text:p>
          </table:table-cell>
          <table:table-cell table:style-name="ce3" office:value-type="string" calcext:value-type="string">
            <text:p>4 $</text:p>
            <text:p><text:span text:style-name="T14">€</text:span></text:p>
            <text:p><text:span text:style-name="T14">F4</text:span></text:p>
          </table:table-cell>
          <table:table-cell table:style-name="ce3" office:value-type="string" calcext:value-type="string">
            <text:p>5 %</text:p>
            <text:p><text:span text:style-name="T14">~</text:span></text:p>
            <text:p><text:span text:style-name="T14">F5</text:span></text:p>
          </table:table-cell>
          <table:table-cell table:style-name="ce3" office:value-type="string" calcext:value-type="string">
            <text:p>6 ^</text:p>
            <text:p><text:span text:style-name="T14">`</text:span></text:p>
            <text:p><text:span text:style-name="T14">F6</text:span></text:p>
          </table:table-cell>
          <table:table-cell table:style-name="ce3" office:value-type="string" calcext:value-type="string">
            <text:p>7 &amp;</text:p>
            <text:p><text:span text:style-name="T14">-</text:span></text:p>
            <text:p><text:span text:style-name="T14">F7</text:span></text:p>
          </table:table-cell>
          <table:table-cell table:style-name="ce3" office:value-type="string" calcext:value-type="string">
            <text:p>8 *</text:p>
            <text:p><text:span text:style-name="T14">=</text:span></text:p>
            <text:p><text:span text:style-name="T14">F8</text:span></text:p>
          </table:table-cell>
          <table:table-cell table:style-name="ce3" office:value-type="string" calcext:value-type="string">
            <text:p>9 (</text:p>
            <text:p><text:span text:style-name="T14">_</text:span></text:p>
            <text:p><text:span text:style-name="T14">F9</text:span></text:p>
          </table:table-cell>
          <table:table-cell table:style-name="ce3" office:value-type="string" calcext:value-type="string">
            <text:p>0 )</text:p>
            <text:p><text:span text:style-name="T14">+</text:span></text:p>
            <text:p><text:span text:style-name="T14">F10</text:span></text:p>
          </table:table-cell>
          <table:table-cell table:style-name="ce3" office:value-type="string" calcext:value-type="string">
            <text:p>Backsp</text:p>
            <text:p><text:span text:style-name="T6">Del</text:span></text:p>
            <text:p><text:span text:style-name="T1">F11</text:span>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<text:span text:style-name="T1">PgUp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9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Pine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extended-altgr extended-pine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<text:span text:style-name="T1">–</text:span>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14">Del</text:span>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  <text:p><text:span text:style-name="T1">PgDn</text:span></text:p>
          </table:table-cell>
          <table:table-cell table:style-name="ce3" office:value-type="string" calcext:value-type="string" table:number-columns-spanned="1" table:number-rows-spanned="2">
            <text:p><text:span text:style-name="T6">Enter</text:span></text:p>
            <text:p/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/>
            <text:p><text:span text:style-name="T1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<text:span text:style-name="T1">…</text:span></text:p>
            <text:p><text:span text:style-name="T4">▲</text:span></text:p>
          </table:table-cell>
          <table:table-cell table:style-name="ce3" office:value-type="string" calcext:value-type="string">
            <text:p>/ ?</text:p>
            <text:p><text:span text:style-name="T1">¿</text:span>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1">’</text:span>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<text:span text:style-name="T1">F11</text:span></text:p>
          </table:table-cell>
          <table:table-cell table:style-name="ce3" office:value-type="string" calcext:value-type="string">
            <text:p>1 !</text:p>
            <text:p><text:span text:style-name="T14">|</text:span> <text:span text:style-name="T1">¡</text:span></text:p>
            <text:p><text:span text:style-name="T14">F1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20">\</text:span></text:p>
            <text:p><text:span text:style-name="T20">F2</text:span></text:p>
          </table:table-cell>
          <table:table-cell table:style-name="ce3" office:value-type="string" calcext:value-type="string">
            <text:p>3 #</text:p>
            <text:p><text:span text:style-name="T14">£</text:span></text:p>
            <text:p><text:span text:style-name="T14">F3</text:span></text:p>
          </table:table-cell>
          <table:table-cell table:style-name="ce3" office:value-type="string" calcext:value-type="string">
            <text:p>4 $</text:p>
            <text:p><text:span text:style-name="T14">€</text:span></text:p>
            <text:p><text:span text:style-name="T14">F4</text:span></text:p>
          </table:table-cell>
          <table:table-cell table:style-name="ce3" office:value-type="string" calcext:value-type="string">
            <text:p>5 %</text:p>
            <text:p><text:span text:style-name="T14">~</text:span></text:p>
            <text:p><text:span text:style-name="T14">F5</text:span></text:p>
          </table:table-cell>
          <table:table-cell table:style-name="ce3" office:value-type="string" calcext:value-type="string">
            <text:p>6 ^</text:p>
            <text:p><text:span text:style-name="T14">`</text:span></text:p>
            <text:p><text:span text:style-name="T14">F6</text:span></text:p>
          </table:table-cell>
          <table:table-cell table:style-name="ce3" office:value-type="string" calcext:value-type="string">
            <text:p>7 &amp;</text:p>
            <text:p><text:span text:style-name="T14">-</text:span> <text:span text:style-name="T1">–</text:span></text:p>
            <text:p><text:span text:style-name="T14">F7</text:span></text:p>
          </table:table-cell>
          <table:table-cell table:style-name="ce3" office:value-type="string" calcext:value-type="string">
            <text:p>8 *</text:p>
            <text:p><text:span text:style-name="T14">=</text:span></text:p>
            <text:p><text:span text:style-name="T14">F8</text:span></text:p>
          </table:table-cell>
          <table:table-cell table:style-name="ce3" office:value-type="string" calcext:value-type="string">
            <text:p>9 (</text:p>
            <text:p><text:span text:style-name="T14">_</text:span></text:p>
            <text:p><text:span text:style-name="T14">F9</text:span></text:p>
          </table:table-cell>
          <table:table-cell table:style-name="ce3" office:value-type="string" calcext:value-type="string">
            <text:p>0 )</text:p>
            <text:p><text:span text:style-name="T14">+</text:span></text:p>
            <text:p><text:span text:style-name="T14">F10</text:span></text:p>
          </table:table-cell>
          <table:table-cell table:style-name="ce3" office:value-type="string" calcext:value-type="string">
            <text:p>Backsp</text:p>
            <text:p>Del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"</text:span></text:p>
            <text:p><text:span text:style-name="T9">Ü</text:span></text:p>
          </table:table-cell>
          <table:table-cell table:style-name="ce3" office:value-type="string" calcext:value-type="string">
            <text:p>I</text:p>
            <text:p><text:span text:style-name="T1">{</text:span></text:p>
            <text:p><text:span text:style-name="T1">ı</text:span></text:p>
            <text:p/>
          </table:table-cell>
          <table:table-cell table:style-name="ce3" office:value-type="string" calcext:value-type="string">
            <text:p>O</text:p>
            <text:p><text:span text:style-name="T1">}</text:span>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9">PgUp</text:span></text:p>
            <text:p><text:span text:style-name="T9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<text:span text:style-name="T6">J</text:span></text:p>
            <text:p><text:span text:style-name="T9">' "</text:span></text:p>
          </table:table-cell>
          <table:table-cell table:style-name="ce3" office:value-type="string" calcext:value-type="string">
            <text:p>K</text:p>
            <text:p><text:span text:style-name="T5">[ {</text:span></text:p>
          </table:table-cell>
          <table:table-cell table:style-name="ce3" office:value-type="string" calcext:value-type="string">
            <text:p>L</text:p>
            <text:p><text:span text:style-name="T5">] }</text:span>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9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><text:span text:style-name="T6">Home</text:span></text:p>
          </table:table-cell>
          <table:table-cell table:style-name="ce3" office:value-type="string" calcext:value-type="string">
            <text:p><text:span text:style-name="T6">. &gt;</text:span></text:p>
            <text:p><text:span text:style-name="T4">▲</text:span></text:p>
            <text:p><text:span text:style-name="T1">…</text:span></text:p>
          </table:table-cell>
          <table:table-cell table:style-name="ce3" office:value-type="string" calcext:value-type="string">
            <text:p><text:span text:style-name="T6">/ ?</text:span></text:p>
            <text:p><text:span text:style-name="T6">End</text:span></text:p>
            <text:p><text:span text:style-name="T1">¿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<text:span text:style-name="T9">RFn</text:span></text:p>
            <text:p><text:span text:style-name="T4">◄</text:span></text:p>
          </table:table-cell>
          <table:table-cell table:style-name="ce3" office:value-type="string" calcext:value-type="string">
            <text:p><text:span text:style-name="T9">RCtrl</text:span></text:p>
            <text:p><text:span text:style-name="T4">▼</text:span></text:p>
          </table:table-cell>
          <table:table-cell table:style-name="ce3" office:value-type="string" calcext:value-type="string">
            <text:p><text:span text:style-name="T9">RShift</text:span></text:p>
            <text:p><text:span text:style-name="T4">►</text:span></text:p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<text:span text:style-name="T1">F11</text:span></text:p>
          </table:table-cell>
          <table:table-cell table:style-name="ce3" office:value-type="string" calcext:value-type="string">
            <text:p>1 !</text:p>
            <text:p><text:span text:style-name="T14">|</text:span> <text:span text:style-name="T1">¡</text:span></text:p>
            <text:p><text:span text:style-name="T14">F1</text:span></text:p>
          </table:table-cell>
          <table:table-cell table:style-name="ce3" office:value-type="string" calcext:value-type="string">
            <text:p>2 <text:span text:style-name="T3">@</text:span></text:p>
            <text:p><text:span text:style-name="T20">\</text:span></text:p>
            <text:p><text:span text:style-name="T20">F2</text:span></text:p>
          </table:table-cell>
          <table:table-cell table:style-name="ce3" office:value-type="string" calcext:value-type="string">
            <text:p>3 #</text:p>
            <text:p><text:span text:style-name="T14">£</text:span></text:p>
            <text:p><text:span text:style-name="T14">F3</text:span></text:p>
          </table:table-cell>
          <table:table-cell table:style-name="ce3" office:value-type="string" calcext:value-type="string">
            <text:p>4 $</text:p>
            <text:p><text:span text:style-name="T14">€</text:span></text:p>
            <text:p><text:span text:style-name="T14">F4</text:span></text:p>
          </table:table-cell>
          <table:table-cell table:style-name="ce3" office:value-type="string" calcext:value-type="string">
            <text:p>5 %</text:p>
            <text:p><text:span text:style-name="T14">~</text:span></text:p>
            <text:p><text:span text:style-name="T14">F5</text:span></text:p>
          </table:table-cell>
          <table:table-cell table:style-name="ce3" office:value-type="string" calcext:value-type="string">
            <text:p>6 ^</text:p>
            <text:p><text:span text:style-name="T14">`</text:span></text:p>
            <text:p><text:span text:style-name="T14">F6</text:span></text:p>
          </table:table-cell>
          <table:table-cell table:style-name="ce3" office:value-type="string" calcext:value-type="string">
            <text:p>7 &amp;</text:p>
            <text:p><text:span text:style-name="T14">-</text:span> <text:span text:style-name="T1">–</text:span></text:p>
            <text:p><text:span text:style-name="T14">F7</text:span></text:p>
          </table:table-cell>
          <table:table-cell table:style-name="ce3" office:value-type="string" calcext:value-type="string">
            <text:p>8 *</text:p>
            <text:p><text:span text:style-name="T14">=</text:span></text:p>
            <text:p><text:span text:style-name="T14">F8</text:span></text:p>
          </table:table-cell>
          <table:table-cell table:style-name="ce3" office:value-type="string" calcext:value-type="string">
            <text:p>9 (</text:p>
            <text:p><text:span text:style-name="T14">_</text:span></text:p>
            <text:p><text:span text:style-name="T14">F9</text:span></text:p>
          </table:table-cell>
          <table:table-cell table:style-name="ce3" office:value-type="string" calcext:value-type="string">
            <text:p>0 )</text:p>
            <text:p><text:span text:style-name="T14">+</text:span></text:p>
            <text:p><text:span text:style-name="T14">F10</text:span></text:p>
          </table:table-cell>
          <table:table-cell table:style-name="ce3" office:value-type="string" calcext:value-type="string">
            <text:p>Backsp</text:p>
            <text:p>Del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">Home</text:span></text:p>
          </table:table-cell>
          <table:table-cell table:style-name="ce3" office:value-type="string" calcext:value-type="string">
            <text:p>W</text:p>
            <text:p><text:span text:style-name="T2">▲</text:span></text:p>
            <text:p><text:span text:style-name="T2">₩</text:span></text:p>
          </table:table-cell>
          <table:table-cell table:style-name="ce3" office:value-type="string" calcext:value-type="string">
            <text:p>E</text:p>
            <text:p><text:span text:style-name="T1">End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PgUp</text:span>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Y</text:p>
            <text:p><text:span text:style-name="T1">¥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<text:span text:style-name="T6">I</text:span></text:p>
            <text:p><text:span text:style-name="T9">ı</text:span>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">◄</text:span></text:p>
            <text:p><text:span text:style-name="T2">Ä</text:span></text:p>
          </table:table-cell>
          <table:table-cell table:style-name="ce3" office:value-type="string" calcext:value-type="string">
            <text:p>S</text:p>
            <text:p><text:span text:style-name="T2">▼</text:span></text:p>
            <text:p><text:span text:style-name="T2">ẞ</text:span></text:p>
          </table:table-cell>
          <table:table-cell table:style-name="ce3" office:value-type="string" calcext:value-type="string">
            <text:p>D</text:p>
            <text:p><text:span text:style-name="T2">►</text:span></text:p>
            <text:p><text:span text:style-name="T2">° ð</text:span></text:p>
          </table:table-cell>
          <table:table-cell table:style-name="ce3" office:value-type="string" calcext:value-type="string">
            <text:p>F</text:p>
            <text:p><text:span text:style-name="T1">PgDn</text:span>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  <text:p><text:span text:style-name="T5">{</text:span></text:p>
          </table:table-cell>
          <table:table-cell table:style-name="ce3" office:value-type="string" calcext:value-type="string">
            <text:p>L</text:p>
            <text:p><text:span text:style-name="T5">}</text:span>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9">"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Ž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&lt;</text:p>
            <text:p><text:span text:style-name="T1">[ {</text:span></text:p>
          </table:table-cell>
          <table:table-cell table:style-name="ce3" office:value-type="string" calcext:value-type="string">
            <text:p>. &gt;</text:p>
            <text:p><text:span text:style-name="T1">] }</text:span></text:p>
            <text:p><text:span text:style-name="T1">…</text:span></text:p>
          </table:table-cell>
          <table:table-cell table:style-name="ce3" office:value-type="string" calcext:value-type="string">
            <text:p>/ ?</text:p>
            <text:p><text:span text:style-name="T1">' "</text:span></text:p>
            <text:p><text:span text:style-name="T1">¿ ’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18" office:value-type="string" calcext:value-type="string">
            <text:p>RFn</text:p>
          </table:table-cell>
          <table:table-cell table:style-name="ce3" office:value-type="string" calcext:value-type="string">
            <text:p><text:span text:style-name="T1">RCtrl</text:span></text:p>
            <text:p/>
          </table:table-cell>
          <table:table-cell table:style-name="ce3" office:value-type="string" calcext:value-type="string">
            <text:p><text:span text:style-name="T1">RShift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de-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/>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6">"</text:span></text:p>
            <text:p><text:span text:style-name="T17">\ </text:span><text:span text:style-name="T18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9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9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4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6">Del</text:span></text:p>
            <text:p><text:span text:style-name="T9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@</text:span>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<text:span text:style-name="T13">€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5">Z</text:span></text:p>
            <text:p><text:span text:style-name="T9">Ž</text:span></text:p>
            <text:p/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<text:span text:style-name="T6">I</text:span></text:p>
            <text:p><text:span text:style-name="T9">ı</text:span></text:p>
            <text:p/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<text:span text:style-name="T6">P</text:span></text:p>
            <text:p><text:span text:style-name="T9">PgUp</text:span></text:p>
            <text:p><text:span text:style-name="T9">₽</text:span></text:p>
            <text:p/>
          </table:table-cell>
          <table:table-cell table:style-name="ce3" office:value-type="string" calcext:value-type="string" table:number-columns-spanned="1" table:number-rows-spanned="2">
            <text:p><text:span text:style-name="T6">Enter</text:span></text:p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<text:span text:style-name="T6">A</text:span></text:p>
            <text:p><text:span text:style-name="T9">Ä</text:span></text:p>
          </table:table-cell>
          <table:table-cell table:style-name="ce3" office:value-type="string" calcext:value-type="string">
            <text:p><text:span text:style-name="T6">S</text:span></text:p>
            <text:p><text:span text:style-name="T9">ẞ</text:span></text:p>
          </table:table-cell>
          <table:table-cell table:style-name="ce3" office:value-type="string" calcext:value-type="string">
            <text:p>D</text:p>
            <text:p><text:span text:style-name="T21">° ð</text:span></text:p>
          </table:table-cell>
          <table:table-cell table:style-name="ce3" office:value-type="string" calcext:value-type="string">
            <text:p>F</text:p>
            <text:p><text:span text:style-name="T1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<text:span text:style-name="T6">K</text:span></text:p>
            <text:p><text:span text:style-name="T9">&lt;</text:span></text:p>
          </table:table-cell>
          <table:table-cell table:style-name="ce3" office:value-type="string" calcext:value-type="string">
            <text:p><text:span text:style-name="T6">L</text:span></text:p>
            <text:p><text:span text:style-name="T9">&gt;</text:span></text:p>
            <text:p><text:span text:style-name="T5">Ł</text:span></text:p>
          </table:table-cell>
          <table:table-cell table:style-name="ce3" office:value-type="string" calcext:value-type="string">
            <text:p><text:span text:style-name="T15"># '</text:span></text:p>
            <text:p><text:span text:style-name="T9">PgDn</text:span></text:p>
            <text:p><text:span text:style-name="T9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3">Y</text:span></text:p>
            <text:p><text:span text:style-name="T1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<text:span text:style-name="T6">, </text:span><text:span text:style-name="T16">;</text:span></text:p>
            <text:p><text:span text:style-name="T6">Home</text:span></text:p>
          </table:table-cell>
          <table:table-cell table:style-name="ce3" office:value-type="string" calcext:value-type="string">
            <text:p><text:span text:style-name="T6">. </text:span><text:span text:style-name="T16">:</text:span></text:p>
            <text:p><text:span text:style-name="T4">▲</text:span></text:p>
            <text:p><text:span text:style-name="T1">…</text:span></text:p>
            <text:p/>
          </table:table-cell>
          <table:table-cell table:style-name="ce3" office:value-type="string" calcext:value-type="string">
            <text:p><text:span text:style-name="T15">- _</text:span></text:p>
            <text:p><text:span text:style-name="T6">End</text:span></text:p>
            <text:p><text:span text:style-name="T1">+ –</text:span></text:p>
          </table:table-cell>
          <table:table-cell table:style-name="ce8" table:number-columns-repeated="2"/>
          <table:table-cell table:style-name="ce1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<text:span text:style-name="T9">RFn</text:span></text:p>
            <text:p><text:span text:style-name="T4">◄</text:span></text:p>
          </table:table-cell>
          <table:table-cell table:style-name="ce3" office:value-type="string" calcext:value-type="string">
            <text:p><text:span text:style-name="T9">RCtrl</text:span></text:p>
            <text:p><text:span text:style-name="T4">▼</text:span></text:p>
          </table:table-cell>
          <table:table-cell table:style-name="ce3" office:value-type="string" calcext:value-type="string">
            <text:p><text:span text:style-name="T9">RShift</text:span></text:p>
            <text:p><text:span text:style-name="T4">►</text:span>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de-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<text:span text:style-name="T1"/></text:p>
            <text:p><text:span text:style-name="T1">F11</text:span></text:p>
          </table:table-cell>
          <table:table-cell table:style-name="ce3" office:value-type="string" calcext:value-type="string">
            <text:p>1 !</text:p>
            <text:p>| <text:span text:style-name="T1">¡</text:span></text:p>
            <text:p>F1</text:p>
          </table:table-cell>
          <table:table-cell table:style-name="ce3" office:value-type="string" calcext:value-type="string">
            <text:p><text:span text:style-name="T6">2 </text:span><text:span text:style-name="T16">"</text:span></text:p>
            <text:p><text:span text:style-name="T17">\ </text:span><text:span text:style-name="T18">²</text:span></text:p>
            <text:p><text:span text:style-name="T3">F2</text:span></text:p>
          </table:table-cell>
          <table:table-cell table:style-name="ce3" office:value-type="string" calcext:value-type="string">
            <text:p>3 <text:span text:style-name="T13">§</text:span></text:p>
            <text:p>£ <text:span text:style-name="T13">³</text:span></text:p>
            <text:p>F3</text:p>
          </table:table-cell>
          <table:table-cell table:style-name="ce3" office:value-type="string" calcext:value-type="string">
            <text:p>4 $</text:p>
            <text:p><text:span text:style-name="T1">*</text:span></text:p>
            <text:p>F4</text:p>
          </table:table-cell>
          <table:table-cell table:style-name="ce3" office:value-type="string" calcext:value-type="string">
            <text:p>5 %</text:p>
            <text:p>~ <text:span text:style-name="T19">^</text:span></text:p>
            <text:p>F5</text:p>
          </table:table-cell>
          <table:table-cell table:style-name="ce3" office:value-type="string" calcext:value-type="string">
            <text:p>6 <text:span text:style-name="T13">&amp;</text:span></text:p>
            <text:p><text:span text:style-name="T19">` ´</text:span></text:p>
            <text:p>F6</text:p>
          </table:table-cell>
          <table:table-cell table:style-name="ce3" office:value-type="string" calcext:value-type="string">
            <text:p>7 <text:span text:style-name="T13">/</text:span></text:p>
            <text:p><text:span text:style-name="T13">{</text:span></text:p>
            <text:p>F7</text:p>
          </table:table-cell>
          <table:table-cell table:style-name="ce3" office:value-type="string" calcext:value-type="string">
            <text:p>8 <text:span text:style-name="T13">(</text:span></text:p>
            <text:p><text:span text:style-name="T13">[</text:span></text:p>
            <text:p>F8</text:p>
          </table:table-cell>
          <table:table-cell table:style-name="ce3" office:value-type="string" calcext:value-type="string">
            <text:p>9<text:span text:style-name="T13"> )</text:span></text:p>
            <text:p><text:span text:style-name="T13">]</text:span></text:p>
            <text:p>F9</text:p>
          </table:table-cell>
          <table:table-cell table:style-name="ce3" office:value-type="string" calcext:value-type="string">
            <text:p>0 <text:span text:style-name="T13">=</text:span></text:p>
            <text:p><text:span text:style-name="T13">}</text:span><text:span text:style-name="T14"> </text:span><text:span text:style-name="T1">?</text:span></text:p>
            <text:p>F10</text:p>
          </table:table-cell>
          <table:table-cell table:style-name="ce3" office:value-type="string" calcext:value-type="string">
            <text:p>Backsp</text:p>
            <text:p><text:span text:style-name="T6">Del</text:span></text:p>
            <text:p><text:span text:style-name="T9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">Home</text:span></text:p>
          </table:table-cell>
          <table:table-cell table:style-name="ce3" office:value-type="string" calcext:value-type="string">
            <text:p>W</text:p>
            <text:p><text:span text:style-name="T21">▲</text:span></text:p>
            <text:p><text:span text:style-name="T21">₩</text:span></text:p>
          </table:table-cell>
          <table:table-cell table:style-name="ce3" office:value-type="string" calcext:value-type="string">
            <text:p>E</text:p>
            <text:p><text:span text:style-name="T1">End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">PgUp</text:span></text:p>
            <text:p><text:span text:style-name="T1">®</text:span></text:p>
          </table:table-cell>
          <table:table-cell table:style-name="ce3" office:value-type="string" calcext:value-type="string">
            <text:p>T</text:p>
            <text:p><text:span text:style-name="T1">™</text:span></text:p>
          </table:table-cell>
          <table:table-cell table:style-name="ce3" office:value-type="string" calcext:value-type="string">
            <text:p><text:span text:style-name="T13">Z</text:span></text:p>
            <text:p><text:span text:style-name="T9">Ž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9">Ä</text:span></text:p>
            <text:p><text:span text:style-name="T9">ı</text:span>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1">ẞ</text:span></text:p>
            <text:p><text:span text:style-name="T1">₽</text:span></text:p>
          </table:table-cell>
          <table:table-cell table:style-name="ce3" office:value-type="string" calcext:value-type="string" table:number-columns-spanned="1" table:number-rows-spanned="2">
            <text:p><text:span text:style-name="T6">Enter</text:span></text:p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1">◄</text:span></text:p>
          </table:table-cell>
          <table:table-cell table:style-name="ce3" office:value-type="string" calcext:value-type="string">
            <text:p>S</text:p>
            <text:p><text:span text:style-name="T21">▼</text:span></text:p>
          </table:table-cell>
          <table:table-cell table:style-name="ce3" office:value-type="string" calcext:value-type="string">
            <text:p>D</text:p>
            <text:p><text:span text:style-name="T21">►</text:span></text:p>
            <text:p><text:span text:style-name="T21">° ð</text:span></text:p>
          </table:table-cell>
          <table:table-cell table:style-name="ce3" office:value-type="string" calcext:value-type="string">
            <text:p>F</text:p>
            <text:p><text:span text:style-name="T9">PgDn</text:span></text:p>
            <text:p><text:span text:style-name="T9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  <text:p><text:span text:style-name="T1">@</text:span></text:p>
          </table:table-cell>
          <table:table-cell table:style-name="ce3" office:value-type="string" calcext:value-type="string">
            <text:p>K</text:p>
            <text:p><text:span text:style-name="T1">€</text:span>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<text:span text:style-name="T13"># '</text:span></text:p>
            <text:p><text:span text:style-name="T9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13">Y</text:span></text:p>
            <text:p><text:span text:style-name="T1">¥</text:span></text:p>
          </table:table-cell>
          <table:table-cell table:style-name="ce3" office:value-type="string" calcext:value-type="string">
            <text:p>X</text:p>
            <text:p><text:span text:style-name="T1">×</text:span></text:p>
          </table:table-cell>
          <table:table-cell table:style-name="ce3" office:value-type="string" calcext:value-type="string">
            <text:p>C</text:p>
            <text:p><text:span text:style-name="T1">Č</text:span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<text:span text:style-name="T1">Ñ</text:span></text:p>
          </table:table-cell>
          <table:table-cell table:style-name="ce3" office:value-type="string" calcext:value-type="string">
            <text:p>M</text:p>
            <text:p><text:span text:style-name="T1">µ</text:span></text:p>
            <text:p/>
          </table:table-cell>
          <table:table-cell table:style-name="ce3" office:value-type="string" calcext:value-type="string">
            <text:p>, <text:span text:style-name="T13">;</text:span></text:p>
            <text:p><text:span text:style-name="T14">&lt;</text:span></text:p>
          </table:table-cell>
          <table:table-cell table:style-name="ce3" office:value-type="string" calcext:value-type="string">
            <text:p>. <text:span text:style-name="T13">:</text:span></text:p>
            <text:p><text:span text:style-name="T14">&gt;</text:span> <text:span text:style-name="T1">…</text:span></text:p>
            <text:p/>
          </table:table-cell>
          <table:table-cell table:style-name="ce3" office:value-type="string" calcext:value-type="string">
            <text:p><text:span text:style-name="T13">- _</text:span></text:p>
            <text:p><text:span text:style-name="T1">+ –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18" office:value-type="string" calcext:value-type="string">
            <text:p>RFn</text:p>
          </table:table-cell>
          <table:table-cell table:style-name="ce18" office:value-type="string" calcext:value-type="string">
            <text:p>RCtrl</text:p>
          </table:table-cell>
          <table:table-cell table:style-name="ce18" office:value-type="string" calcext:value-type="string">
            <text:p>RShift</text:p>
          </table:table-cell>
          <table:table-cell table:style-name="ce8"/>
          <table:table-cell table:number-columns-repeated="2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phalio 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<text:span text:style-name="T13">0 ?</text:span></text:p>
            <text:p><text:span text:style-name="T22">´</text:span> <text:span text:style-name="T13">¿</text:span></text:p>
            <text:p><text:span text:style-name="T1">F10</text:span></text:p>
          </table:table-cell>
          <table:table-cell table:style-name="ce3" office:value-type="string" calcext:value-type="string">
            <text:p>1 !</text:p>
            <text:p><text:span text:style-name="T13">` ¡</text:span></text:p>
            <text:p><text:span text:style-name="T14">F1</text:span></text:p>
          </table:table-cell>
          <table:table-cell table:style-name="ce3" office:value-type="string" calcext:value-type="string">
            <text:p>2 <text:span text:style-name="T16">"</text:span></text:p>
            <text:p><text:span text:style-name="T16">″ ‚</text:span></text:p>
            <text:p><text:span text:style-name="T20">F2</text:span></text:p>
          </table:table-cell>
          <table:table-cell table:style-name="ce3" office:value-type="string" calcext:value-type="string">
            <text:p>3 <text:span text:style-name="T13">'</text:span></text:p>
            <text:p><text:span text:style-name="T13">′ ‘</text:span></text:p>
            <text:p><text:span text:style-name="T14">F3</text:span></text:p>
          </table:table-cell>
          <table:table-cell table:style-name="ce3" office:value-type="string" calcext:value-type="string">
            <text:p>4<text:span text:style-name="T13"> ’</text:span></text:p>
            <text:p><text:span text:style-name="T13">^</text:span> <text:span text:style-name="T22">¯</text:span></text:p>
            <text:p><text:span text:style-name="T14">F4</text:span></text:p>
          </table:table-cell>
          <table:table-cell table:style-name="ce3" office:value-type="string" calcext:value-type="string">
            <text:p>5 <text:span text:style-name="T13">“</text:span></text:p>
            <text:p><text:span text:style-name="T13">„ ‘</text:span></text:p>
            <text:p><text:span text:style-name="T14">F5</text:span></text:p>
          </table:table-cell>
          <table:table-cell table:style-name="ce3" office:value-type="string" calcext:value-type="string">
            <text:p>6 <text:span text:style-name="T13">”</text:span></text:p>
            <text:p><text:span text:style-name="T13">“ ’</text:span></text:p>
            <text:p><text:span text:style-name="T14">F6</text:span></text:p>
          </table:table-cell>
          <table:table-cell table:style-name="ce3" office:value-type="string" calcext:value-type="string">
            <text:p>7 <text:span text:style-name="T13">%</text:span></text:p>
            <text:p><text:span text:style-name="T13">~</text:span> <text:span text:style-name="T1">⌀</text:span></text:p>
            <text:p><text:span text:style-name="T14">F7</text:span></text:p>
          </table:table-cell>
          <table:table-cell table:style-name="ce3" office:value-type="string" calcext:value-type="string">
            <text:p>8 <text:span text:style-name="T13">#</text:span></text:p>
            <text:p><text:span text:style-name="T13">± ⋅</text:span></text:p>
            <text:p><text:span text:style-name="T14">F8</text:span></text:p>
          </table:table-cell>
          <table:table-cell table:style-name="ce3" office:value-type="string" calcext:value-type="string">
            <text:p>9 <text:span text:style-name="T13">*</text:span></text:p>
            <text:p><text:span text:style-name="T13">− √</text:span></text:p>
            <text:p><text:span text:style-name="T14">F9</text:span></text:p>
          </table:table-cell>
          <table:table-cell table:style-name="ce3" office:value-type="string" calcext:value-type="string">
            <text:p><text:span text:style-name="T13">+ =</text:span></text:p>
            <text:p><text:span text:style-name="T13">≠ ≈</text:span></text:p>
            <text:p><text:span text:style-name="T1">F11</text:span></text:p>
          </table:table-cell>
          <table:table-cell table:style-name="ce3" office:value-type="string" calcext:value-type="string">
            <text:p>Backsp</text:p>
            <text:p>Del</text:p>
            <text:p><text:span text:style-name="T1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<text:span text:style-name="T1">Esc</text:span></text:p>
            <text:p><text:span text:style-name="T1">Cmpose</text:span></text:p>
          </table:table-cell>
          <table:table-cell table:style-name="ce3" office:value-type="string" calcext:value-type="string">
            <text:p>Q</text:p>
            <text:p><text:span text:style-name="T13">Home</text:span></text:p>
          </table:table-cell>
          <table:table-cell table:style-name="ce3" office:value-type="string" calcext:value-type="string">
            <text:p>W</text:p>
            <text:p><text:span text:style-name="T23">▲</text:span></text:p>
            <text:p><text:span text:style-name="T24">₩</text:span></text:p>
          </table:table-cell>
          <table:table-cell table:style-name="ce3" office:value-type="string" calcext:value-type="string">
            <text:p>E</text:p>
            <text:p><text:span text:style-name="T13">End</text:span></text:p>
            <text:p><text:span text:style-name="T1">É</text:span></text:p>
          </table:table-cell>
          <table:table-cell table:style-name="ce3" office:value-type="string" calcext:value-type="string">
            <text:p>R</text:p>
            <text:p><text:span text:style-name="T13">PgUp</text:span></text:p>
            <text:p><text:span text:style-name="T28">®</text:span></text:p>
          </table:table-cell>
          <table:table-cell table:style-name="ce3" office:value-type="string" calcext:value-type="string">
            <text:p>T</text:p>
            <text:p><text:span text:style-name="T13">™</text:span></text:p>
          </table:table-cell>
          <table:table-cell table:style-name="ce3" office:value-type="string" calcext:value-type="string">
            <text:p>Y</text:p>
            <text:p><text:span text:style-name="T28">¥</text:span> <text:span text:style-name="T1">©</text:span></text:p>
          </table:table-cell>
          <table:table-cell table:style-name="ce3" office:value-type="string" calcext:value-type="string">
            <text:p>U</text:p>
            <text:p><text:span text:style-name="T1">Ü</text:span></text:p>
          </table:table-cell>
          <table:table-cell table:style-name="ce3" office:value-type="string" calcext:value-type="string">
            <text:p>I</text:p>
            <text:p><text:span text:style-name="T1">Ä</text:span></text:p>
            <text:p><text:span text:style-name="T29">ı</text:span></text:p>
          </table:table-cell>
          <table:table-cell table:style-name="ce3" office:value-type="string" calcext:value-type="string">
            <text:p>O</text:p>
            <text:p><text:span text:style-name="T1">Ö</text:span></text:p>
          </table:table-cell>
          <table:table-cell table:style-name="ce3" office:value-type="string" calcext:value-type="string">
            <text:p>P</text:p>
            <text:p><text:span text:style-name="T28">₽</text:span> <text:span text:style-name="T1">🄯</text:span></text:p>
          </table:table-cell>
          <table:table-cell table:style-name="ce3" office:value-type="string" calcext:value-type="string" table:number-columns-spanned="1" table:number-rows-spanned="2">
            <text:p>Enter</text:p>
            <text:p><text:span text:style-name="T1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3">◄</text:span></text:p>
          </table:table-cell>
          <table:table-cell table:style-name="ce3" office:value-type="string" calcext:value-type="string">
            <text:p>S</text:p>
            <text:p><text:span text:style-name="T23">▼</text:span></text:p>
            <text:p><text:span text:style-name="T25">§</text:span></text:p>
          </table:table-cell>
          <table:table-cell table:style-name="ce3" office:value-type="string" calcext:value-type="string">
            <text:p>D</text:p>
            <text:p><text:span text:style-name="T23">►</text:span></text:p>
            <text:p><text:span text:style-name="T26">°</text:span><text:span text:style-name="T27"> ð</text:span></text:p>
          </table:table-cell>
          <table:table-cell table:style-name="ce3" office:value-type="string" calcext:value-type="string">
            <text:p>F</text:p>
            <text:p><text:span text:style-name="T13">PgDn</text:span></text:p>
            <text:p><text:span text:style-name="T29">θ</text:span></text:p>
          </table:table-cell>
          <table:table-cell table:style-name="ce3" office:value-type="string" calcext:value-type="string">
            <text:p>G</text:p>
            <text:p><text:span text:style-name="T13">£</text:span></text:p>
          </table:table-cell>
          <table:table-cell table:style-name="ce3" office:value-type="string" calcext:value-type="string">
            <text:p>H</text:p>
            <text:p><text:span text:style-name="T1">@</text:span></text:p>
          </table:table-cell>
          <table:table-cell table:style-name="ce3" office:value-type="string" calcext:value-type="string">
            <text:p>J</text:p>
            <text:p><text:span text:style-name="T1">$</text:span></text:p>
          </table:table-cell>
          <table:table-cell table:style-name="ce3" office:value-type="string" calcext:value-type="string">
            <text:p>K</text:p>
            <text:p><text:span text:style-name="T5">&amp;</text:span></text:p>
          </table:table-cell>
          <table:table-cell table:style-name="ce3" office:value-type="string" calcext:value-type="string">
            <text:p>L</text:p>
            <text:p><text:span text:style-name="T5">€</text:span></text:p>
            <text:p><text:span text:style-name="T28">Ł</text:span></text:p>
          </table:table-cell>
          <table:table-cell table:style-name="ce19" office:value-type="string" calcext:value-type="string">
            <text:p>/ \</text:p>
            <text:p>| ÷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1">ẞ</text:span></text:p>
          </table:table-cell>
          <table:table-cell table:style-name="ce3" office:value-type="string" calcext:value-type="string">
            <text:p>X</text:p>
            <text:p><text:span text:style-name="T13">×</text:span> <text:span text:style-name="T1">¢</text:span></text:p>
          </table:table-cell>
          <table:table-cell table:style-name="ce3" office:value-type="string" calcext:value-type="string">
            <text:p>C</text:p>
            <text:p><text:span text:style-name="T1">&lt; ≤</text:span></text:p>
          </table:table-cell>
          <table:table-cell table:style-name="ce3" office:value-type="string" calcext:value-type="string">
            <text:p>V</text:p>
            <text:p><text:span text:style-name="T1">&gt; ≥</text:span></text:p>
          </table:table-cell>
          <table:table-cell table:style-name="ce3" office:value-type="string" calcext:value-type="string">
            <text:p>B</text:p>
            <text:p><text:span text:style-name="T1">[ ñ</text:span></text:p>
          </table:table-cell>
          <table:table-cell table:style-name="ce3" office:value-type="string" calcext:value-type="string">
            <text:p>N</text:p>
            <text:p><text:span text:style-name="T1">]</text:span> <text:span text:style-name="T13">π</text:span></text:p>
          </table:table-cell>
          <table:table-cell table:style-name="ce3" office:value-type="string" calcext:value-type="string">
            <text:p>M</text:p>
            <text:p><text:span text:style-name="T1">{</text:span> <text:span text:style-name="T13">µ</text:span></text:p>
          </table:table-cell>
          <table:table-cell table:style-name="ce3" office:value-type="string" calcext:value-type="string">
            <text:p>, <text:span text:style-name="T13">;</text:span></text:p>
            <text:p><text:span text:style-name="T1">} </text:span><text:span text:style-name="T28">•</text:span></text:p>
          </table:table-cell>
          <table:table-cell table:style-name="ce3" office:value-type="string" calcext:value-type="string">
            <text:p>. <text:span text:style-name="T13">:</text:span></text:p>
            <text:p><text:span text:style-name="T1">( </text:span><text:span text:style-name="T28">…</text:span></text:p>
          </table:table-cell>
          <table:table-cell table:style-name="ce3" office:value-type="string" calcext:value-type="string">
            <text:p><text:span text:style-name="T13">- _</text:span></text:p>
            <text:p><text:span text:style-name="T1">) </text:span><text:span text:style-name="T28">–</text:span>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18" office:value-type="string" calcext:value-type="string">
            <text:p>RFn</text:p>
          </table:table-cell>
          <table:table-cell table:style-name="ce3" office:value-type="string" calcext:value-type="string">
            <text:p><text:span text:style-name="T1">RCtrl</text:span></text:p>
            <text:p/>
          </table:table-cell>
          <table:table-cell table:style-name="ce3" office:value-type="string" calcext:value-type="string">
            <text:p><text:span text:style-name="T1">RShift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 Grid" table:style-name="ta4">
        <table:table-column table:style-name="co1" table:number-columns-repeated="1024" table:default-cell-style-name="ce2"/>
        <table:table-row table:style-name="ro1">
          <table:table-cell/>
          <table:table-cell table:style-name="ce20" office:value-type="string" calcext:value-type="string">
            <text:p>Physical keycap grid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/>
            <text:p><text:span text:style-name="T6">Del</text:span></text:p>
            <text:p/>
          </table:table-cell>
          <table:table-cell table:style-name="ce8"/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6">Insert</text:span></text:p>
          </table:table-cell>
          <table:covered-table-cell table:style-name="ce3"/>
          <table:table-cell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8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Actual electric grid</text:p>
          </table:table-cell>
          <table:table-cell table:style-name="ce6"/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3">@</text:span></text:p>
            <text:p><text:span text:style-name="T3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6">Del</text:span></text:p>
            <text:p/>
          </table:table-cell>
          <table:table-cell table:number-columns-repeated="2"/>
          <table:table-cell table:style-name="ce11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Enter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6">Insert</text:span>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trl</text:p>
          </table:table-cell>
          <table:table-cell table:style-name="ce3" table:number-columns-repeated="2"/>
          <table:table-cell table:style-name="ce7" office:value-type="string" calcext:value-type="string">
            <text:p>Space</text:p>
          </table:table-cell>
          <table:table-cell table:style-name="ce3"/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/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3"/>
          <table:table-cell table:style-name="ce3" office:value-type="string" calcext:value-type="string">
            <text:p>AltGr</text:p>
            <text:p/>
          </table:table-cell>
          <table:table-cell table:style-name="ce3" table:number-columns-repeated="6"/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 style:data-style-name="N2" text:time-value="13:36:34.779874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11-05T03:35:26.540496665</dc:date>
    <meta:editing-duration>P12DT9H16M49S</meta:editing-duration>
    <meta:editing-cycles>304</meta:editing-cycles>
    <meta:generator>LibreOffice/6.4.7.2$Linux_X86_64 LibreOffice_project/40$Build-2</meta:generator>
    <meta:document-statistic meta:table-count="14" meta:cell-count="838" meta:object-count="0"/>
  </office:meta>
</office:document-meta>
</file>